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Well Architected Framework</text:title></text:p>
      <text:p text:style-name="OrgTitle"/>
      <text:p text:style-name="OrgSubtitle"><text:initial-creator>Kiran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c3b740">1. Well Architected Framework</text:a></text:p>
          <text:p text:style-name="Contents_20_2"><text:a xlink:type="simple" xlink:href="#org4a5825a">1.1. Operational Excellence Pillar</text:a></text:p>
          <text:p text:style-name="Contents_20_2"><text:a xlink:type="simple" xlink:href="#org52f4a17">1.2. Security Pillar</text:a></text:p>
          <text:p text:style-name="Contents_20_2"><text:a xlink:type="simple" xlink:href="#org83e2947">1.3. Reliability Pillar</text:a></text:p>
          <text:p text:style-name="Contents_20_2"><text:a xlink:type="simple" xlink:href="#org0b20630">1.4. Performance Efficiency Pillar</text:a></text:p>
          <text:p text:style-name="Contents_20_2"><text:a xlink:type="simple" xlink:href="#org1ece08e">1.5. Cost Optimization Pillar</text:a></text:p>
        </text:index-body>
      </text:table-of-content>
      <text:h text:style-name="Heading_20_1" text:outline-level="1" text:is-list-header="false">
<text:bookmark-start text:name="OrgXref.org4c3b740"/>
<text:bookmark text:name="org4c3b740"/>Well Architected Framework
<text:bookmark-end text:name="OrgXref.org4c3b740"/></text:h>
      <text:p text:style-name="Text_20_body">AWS Well-Architected helps cloud architects build secure,
high-performing, resilient, and efficient infrastructure for their
applications and workloads.
</text:p>
      <text:p text:style-name="Text_20_body">The following are the Five Pillars of Well-Architected Framework
</text:p>
      <text:list text:style-name="OrgNumberedList" text:continue-numbering="false">
        <text:list-item>
          <text:p text:style-name="Text_20_body">Operational Excellence.
</text:p>
        </text:list-item>
        <text:list-item>
          <text:p text:style-name="Text_20_body">Security.
</text:p>
        </text:list-item>
        <text:list-item>
          <text:p text:style-name="Text_20_body">Reliability.
</text:p>
        </text:list-item>
        <text:list-item>
          <text:p text:style-name="Text_20_body">Performance Efficiency.
</text:p>
        </text:list-item>
        <text:list-item>
          <text:p text:style-name="Text_20_body">Cost Optimization.
</text:p>
        </text:list-item>
      </text:list>
      <text:p text:style-name="Text_20_body">The Well-Architected Framework describes the key concepts, design
principles, and architectural best practices for designing and running
workloads in the cloud. 
</text:p>
      <text:p text:style-name="Text_20_body">By answering a set of foundational questions, you learn how well your
architecture aligns with cloud best practices and are provided
guidance for making improvements.
</text:p>
      <text:h text:style-name="Heading_20_2" text:outline-level="2" text:is-list-header="false">
<text:bookmark-start text:name="OrgXref.org4a5825a"/>
<text:bookmark text:name="org4a5825a"/>Operational Excellence Pillar
<text:bookmark-end text:name="OrgXref.org4a5825a"/></text:h>
      <text:p text:style-name="Text_20_body">This Pillar focuses on running and monitoring system to deliver
business value, and continually improving processes and procedures.
</text:p>
      <text:p text:style-name="Text_20_body">The Key topics are:
</text:p>
      <text:list text:style-name="OrgNumberedList" text:continue-numbering="false">
        <text:list-item>
          <text:p text:style-name="Text_20_body">Automating Changes.
</text:p>
        </text:list-item>
        <text:list-item>
          <text:p text:style-name="Text_20_body">Responding to Events.
</text:p>
        </text:list-item>
        <text:list-item>
          <text:p text:style-name="Text_20_body">Defining Standards.
</text:p>
        </text:list-item>
        <text:list-item>
          <text:p text:style-name="Text_20_body">Manage Daily Operations.
</text:p>
        </text:list-item>
      </text:list>
      <text:h text:style-name="Heading_20_2" text:outline-level="2" text:is-list-header="false">
<text:bookmark-start text:name="OrgXref.org52f4a17"/>
<text:bookmark text:name="org52f4a17"/>Security Pillar
<text:bookmark-end text:name="OrgXref.org52f4a17"/></text:h>
      <text:p text:style-name="Text_20_body">The security pillar foucses on protecting information and systems. 
</text:p>
      <text:p text:style-name="Text_20_body">The Key topcis are:
</text:p>
      <text:list text:style-name="OrgNumberedList" text:continue-numbering="false">
        <text:list-item>
          <text:p text:style-name="Text_20_body">Data Integrity.
</text:p>
        </text:list-item>
        <text:list-item>
          <text:p text:style-name="Text_20_body">Privilege Access Management.
</text:p>
        </text:list-item>
        <text:list-item>
          <text:p text:style-name="Text_20_body">Security Systems.
</text:p>
        </text:list-item>
        <text:list-item>
          <text:p text:style-name="Text_20_body">Protecting Systems.
</text:p>
        </text:list-item>
        <text:list-item>
          <text:p text:style-name="Text_20_body">Detect Security Events.
</text:p>
        </text:list-item>
      </text:list>
      <text:h text:style-name="Heading_20_2" text:outline-level="2" text:is-list-header="false">
<text:bookmark-start text:name="OrgXref.org83e2947"/>
<text:bookmark text:name="org83e2947"/>Reliability Pillar
<text:bookmark-end text:name="OrgXref.org83e2947"/></text:h>
      <text:p text:style-name="Text_20_body">This pillar focuses on ensuring an application perform it's
intended function correctly and consistently the way it is expected
to.
</text:p>
      <text:p text:style-name="Text_20_body">A resilient workload quickly recovers from failures to meet business and customer demand.
</text:p>
      <text:p text:style-name="Text_20_body">The Key Topcis are:
</text:p>
      <text:list text:style-name="OrgNumberedList" text:continue-numbering="false">
        <text:list-item>
          <text:p text:style-name="Text_20_body">Distributed System Design.
</text:p>
        </text:list-item>
        <text:list-item>
          <text:p text:style-name="Text_20_body">Recovery Planning.
</text:p>
        </text:list-item>
        <text:list-item>
          <text:p text:style-name="Text_20_body">Change Management.
</text:p>
        </text:list-item>
      </text:list>
      <text:h text:style-name="Heading_20_2" text:outline-level="2" text:is-list-header="false">
<text:bookmark-start text:name="OrgXref.org0b20630"/>
<text:bookmark text:name="org0b20630"/>Performance Efficiency Pillar
<text:bookmark-end text:name="OrgXref.org0b20630"/></text:h>
      <text:p text:style-name="Text_20_body">This pillar focuses on using resources efficiently. 
</text:p>
      <text:p text:style-name="Text_20_body">Key Topics:
</text:p>
      <text:list text:style-name="OrgNumberedList" text:continue-numbering="false">
        <text:list-item>
          <text:p text:style-name="Text_20_body">Right Sizing.
</text:p>
        </text:list-item>
        <text:list-item>
          <text:p text:style-name="Text_20_body">Monitoring Performance.
</text:p>
        </text:list-item>
        <text:list-item>
          <text:p text:style-name="Text_20_body">Informed Decision Making.
</text:p>
        </text:list-item>
      </text:list>
      <text:h text:style-name="Heading_20_2" text:outline-level="2" text:is-list-header="false">
<text:bookmark-start text:name="OrgXref.org1ece08e"/>
<text:bookmark text:name="org1ece08e"/>Cost Optimization Pillar
<text:bookmark-end text:name="OrgXref.org1ece08e"/></text:h>
      <text:p text:style-name="Text_20_body">This pillar focuses on avoiding unnecessary costs. 
</text:p>
      <text:p text:style-name="Text_20_body">The key topics:
</text:p>
      <text:list text:style-name="OrgNumberedList" text:continue-numbering="false">
        <text:list-item>
          <text:p text:style-name="Text_20_body">Optimizing Capacity.
</text:p>
        </text:list-item>
        <text:list-item>
          <text:p text:style-name="Text_20_body">Cost Analysis.
</text:p>
        </text:list-item>
        <text:list-item>
          <text:p text:style-name="Text_20_body">Optimizing Scalability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iran</dc:creator>
    <meta:initial-creator>Kiran</meta:initial-creator>
    <dc:date>2021-05-21T23:20:57</dc:date>
    <meta:creation-date>2021-05-21T23:20:57</meta:creation-date>
    <meta:generator>Emacs 26.1 (Org mode 9.1.9)</meta:generator>
    <meta:keyword/>
    <dc:subject/>
    <dc:title>Well Architected Framework</dc:title>
  </office:meta>
</office:document-meta>
</file>